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7889in" table:align="left"/>
    </style:style>
    <style:style style:name="Table1.A" style:family="table-column">
      <style:table-column-properties style:column-width="1.6493in"/>
    </style:style>
    <style:style style:name="Table1.B" style:family="table-column">
      <style:table-column-properties style:column-width="1.8847in"/>
    </style:style>
    <style:style style:name="Table1.C" style:family="table-column">
      <style:table-column-properties style:column-width="2.2549in"/>
    </style:style>
    <style:style style:name="Table1.A1" style:family="table-cell">
      <style:table-cell-properties style:vertical-align="middle" fo:padding="0.0194in" fo:border="none"/>
    </style:style>
    <style:style style:name="Table2" style:family="table">
      <style:table-properties style:width="5.9938in" table:align="left"/>
    </style:style>
    <style:style style:name="Table2.A" style:family="table-column">
      <style:table-column-properties style:column-width="1.2056in"/>
    </style:style>
    <style:style style:name="Table2.B" style:family="table-column">
      <style:table-column-properties style:column-width="2.559in"/>
    </style:style>
    <style:style style:name="Table2.C" style:family="table-column">
      <style:table-column-properties style:column-width="2.2292in"/>
    </style:style>
    <style:style style:name="Table2.A1" style:family="table-cell">
      <style:table-cell-properties style:vertical-align="middle" fo:padding="0.0194in" fo:border="none"/>
    </style:style>
    <style:style style:name="P1"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9aaf2" officeooo:paragraph-rsid="0009aaf2" style:font-size-asian="10.5pt" style:font-style-asian="normal" style:font-weight-asian="normal" style:font-size-complex="12pt" style:font-style-complex="normal" style:font-weight-complex="normal"/>
    </style:style>
    <style:style style:name="P2"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a9347" officeooo:paragraph-rsid="000a9347" style:font-size-asian="10.5pt" style:font-style-asian="normal" style:font-weight-asian="normal" style:font-size-complex="12pt" style:font-style-complex="normal" style:font-weight-complex="normal"/>
    </style:style>
    <style:style style:name="P3"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8a33c" officeooo:paragraph-rsid="0008a33c" style:font-size-asian="10.5pt" style:font-style-asian="normal" style:font-weight-asian="normal" style:font-size-complex="12pt" style:font-style-complex="normal" style:font-weight-complex="normal"/>
    </style:style>
    <style:style style:name="P4"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8fdc8" officeooo:paragraph-rsid="0008fdc8" style:font-size-asian="10.5pt" style:font-style-asian="normal" style:font-weight-asian="normal" style:font-size-complex="12pt" style:font-style-complex="normal" style:font-weight-complex="normal"/>
    </style:style>
    <style:style style:name="P5"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9ed98" officeooo:paragraph-rsid="0009ed98" style:font-size-asian="10.5pt" style:font-style-asian="normal" style:font-weight-asian="normal" style:font-size-complex="12pt" style:font-style-complex="normal" style:font-weight-complex="normal"/>
    </style:style>
    <style:style style:name="P6"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9aaf2" officeooo:paragraph-rsid="0009aaf2" fo:background-color="#ffe994" style:font-size-asian="10.5pt" style:font-style-asian="normal" style:font-weight-asian="normal" style:font-size-complex="12pt" style:font-style-complex="normal" style:font-weight-complex="normal"/>
    </style:style>
    <style:style style:name="P7"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9ed98" officeooo:paragraph-rsid="0009ed98" fo:background-color="#ffe994" style:font-size-asian="10.5pt" style:font-style-asian="normal" style:font-weight-asian="normal" style:font-size-complex="12pt" style:font-style-complex="normal" style:font-weight-complex="normal"/>
    </style:style>
    <style:style style:name="P8" style:family="paragraph" style:parent-style-name="Preformatted_20_Text">
      <style:paragraph-properties fo:text-align="start" style:justify-single-word="false"/>
      <style:text-properties fo:color="#000000" loext:opacity="100%" style:font-name="Chilanka" fo:font-size="12pt" fo:language="it" fo:country="IT" fo:font-style="normal" fo:font-weight="bold" officeooo:rsid="0008a33c" officeooo:paragraph-rsid="0008a33c" style:font-size-asian="10.5pt" style:font-style-asian="normal" style:font-weight-asian="bold" style:font-size-complex="12pt" style:font-style-complex="normal" style:font-weight-complex="bold"/>
    </style:style>
    <style:style style:name="P9" style:family="paragraph" style:parent-style-name="Preformatted_20_Text">
      <style:paragraph-properties fo:text-align="start" style:justify-single-word="false"/>
      <style:text-properties fo:color="#000000" loext:opacity="100%" style:font-name="Chilanka" fo:font-size="12pt" fo:language="it" fo:country="IT" fo:font-style="normal" fo:font-weight="bold" officeooo:rsid="0008fdc8" officeooo:paragraph-rsid="0008fdc8" style:font-size-asian="10.5pt" style:font-style-asian="normal" style:font-weight-asian="bold" style:font-size-complex="12pt" style:font-style-complex="normal" style:font-weight-complex="bold"/>
    </style:style>
    <style:style style:name="P10" style:family="paragraph" style:parent-style-name="Preformatted_20_Text">
      <style:paragraph-properties fo:text-align="center" style:justify-single-word="false"/>
      <style:text-properties fo:color="#000000" loext:opacity="100%" style:font-name="Chilanka" fo:font-size="12pt" fo:language="it" fo:country="IT" fo:font-style="normal" fo:font-weight="bold" officeooo:rsid="0009aaf2" officeooo:paragraph-rsid="0009aaf2" style:font-size-asian="10.5pt" style:font-style-asian="normal" style:font-weight-asian="bold" style:font-size-complex="12pt" style:font-style-complex="normal" style:font-weight-complex="bold"/>
    </style:style>
    <style:style style:name="P11" style:family="paragraph" style:parent-style-name="Preformatted_20_Text">
      <style:paragraph-properties fo:text-align="start" style:justify-single-word="false"/>
      <style:text-properties fo:color="#000000" loext:opacity="100%" style:font-name="Chilanka" fo:font-size="12pt" fo:language="it" fo:country="IT" fo:font-style="normal" fo:font-weight="bold" officeooo:rsid="0009ed98" officeooo:paragraph-rsid="0009ed98" style:font-size-asian="10.5pt" style:font-style-asian="normal" style:font-weight-asian="bold" style:font-size-complex="12pt" style:font-style-complex="normal" style:font-weight-complex="bold"/>
    </style:style>
    <style:style style:name="P12" style:family="paragraph" style:parent-style-name="Preformatted_20_Text">
      <style:text-properties fo:color="#000000" loext:opacity="100%" style:font-name="Chilanka" fo:language="it" fo:country="IT" fo:font-weight="normal" officeooo:rsid="00015151" officeooo:paragraph-rsid="00015151" style:font-weight-asian="normal" style:font-weight-complex="normal"/>
    </style:style>
    <style:style style:name="P13" style:family="paragraph" style:parent-style-name="Preformatted_20_Text">
      <style:text-properties fo:color="#000000" loext:opacity="100%" style:font-name="Chilanka" fo:language="it" fo:country="IT" fo:font-weight="normal" officeooo:rsid="000340bf" officeooo:paragraph-rsid="000340bf" style:font-weight-asian="normal" style:font-weight-complex="normal"/>
    </style:style>
    <style:style style:name="P14" style:family="paragraph" style:parent-style-name="Preformatted_20_Text">
      <style:text-properties fo:color="#000000" loext:opacity="100%" style:font-name="Chilanka" fo:language="it" fo:country="IT" fo:font-weight="normal" officeooo:rsid="00041f23" officeooo:paragraph-rsid="00041f23" style:font-weight-asian="normal" style:font-weight-complex="normal"/>
    </style:style>
    <style:style style:name="P15" style:family="paragraph" style:parent-style-name="Preformatted_20_Text">
      <style:text-properties fo:color="#000000" loext:opacity="100%" style:font-name="Chilanka" fo:language="it" fo:country="IT" fo:font-weight="normal" officeooo:rsid="00058fbd" officeooo:paragraph-rsid="00058fbd" style:font-weight-asian="normal" style:font-weight-complex="normal"/>
    </style:style>
    <style:style style:name="P16" style:family="paragraph" style:parent-style-name="Preformatted_20_Text">
      <style:text-properties fo:color="#000000" loext:opacity="100%" style:font-name="Chilanka" fo:language="it" fo:country="IT" fo:font-weight="normal" officeooo:rsid="00061f9b" officeooo:paragraph-rsid="00061f9b" style:font-weight-asian="normal" style:font-weight-complex="normal"/>
    </style:style>
    <style:style style:name="P17" style:family="paragraph" style:parent-style-name="Preformatted_20_Text">
      <style:text-properties fo:color="#000000" loext:opacity="100%" style:font-name="Chilanka" fo:language="it" fo:country="IT" fo:font-weight="normal" officeooo:rsid="00015151" officeooo:paragraph-rsid="00015151" fo:background-color="#ffb66c" style:font-weight-asian="normal" style:font-weight-complex="normal"/>
    </style:style>
    <style:style style:name="P18" style:family="paragraph" style:parent-style-name="Preformatted_20_Text">
      <style:text-properties fo:color="#000000" loext:opacity="100%" style:font-name="Chilanka" fo:language="it" fo:country="IT" fo:font-weight="normal" officeooo:rsid="00058fbd" officeooo:paragraph-rsid="00058fbd" fo:background-color="#ffff00" style:font-weight-asian="normal" style:font-weight-complex="normal"/>
    </style:style>
    <style:style style:name="P19" style:family="paragraph" style:parent-style-name="Preformatted_20_Text">
      <style:text-properties fo:color="#000000" loext:opacity="100%" style:font-name="Chilanka" fo:language="it" fo:country="IT" fo:font-weight="normal" officeooo:rsid="00061f9b" officeooo:paragraph-rsid="00061f9b" fo:background-color="#ffaa95" style:font-weight-asian="normal" style:font-weight-complex="normal"/>
    </style:style>
    <style:style style:name="P20" style:family="paragraph" style:parent-style-name="Preformatted_20_Text">
      <style:text-properties fo:color="#000000" loext:opacity="100%" style:font-name="Chilanka" fo:language="it" fo:country="IT" fo:font-weight="bold" officeooo:rsid="000340bf" officeooo:paragraph-rsid="000340bf" style:font-weight-asian="bold" style:font-weight-complex="bold"/>
    </style:style>
    <style:style style:name="P21" style:family="paragraph" style:parent-style-name="Preformatted_20_Text">
      <style:text-properties fo:color="#000000" loext:opacity="100%" style:font-name="Chilanka" fo:language="it" fo:country="IT" fo:font-weight="bold" officeooo:rsid="00061f9b" officeooo:paragraph-rsid="00061f9b" style:font-weight-asian="bold" style:font-weight-complex="bold"/>
    </style:style>
    <style:style style:name="P22" style:family="paragraph" style:parent-style-name="Preformatted_20_Text">
      <style:text-properties fo:color="#000000" loext:opacity="100%" style:font-name="Chilanka" fo:language="it" fo:country="IT" fo:font-weight="bold" officeooo:rsid="00058fbd" officeooo:paragraph-rsid="00058fbd" fo:background-color="#ffff00" style:font-weight-asian="bold" style:font-weight-complex="bold"/>
    </style:style>
    <style:style style:name="P23" style:family="paragraph" style:parent-style-name="Preformatted_20_Text">
      <style:text-properties fo:color="#000000" loext:opacity="100%" style:font-name="Chilanka" fo:language="it" fo:country="IT" fo:font-weight="bold" officeooo:rsid="00061f9b" officeooo:paragraph-rsid="00061f9b" fo:background-color="#ffff00" style:font-weight-asian="bold" style:font-weight-complex="bold"/>
    </style:style>
    <style:style style:name="P24" style:family="paragraph" style:parent-style-name="Preformatted_20_Text">
      <style:text-properties fo:color="#000000" loext:opacity="100%" style:font-name="Chilanka" fo:language="it" fo:country="IT" fo:font-style="normal" fo:font-weight="normal" officeooo:rsid="00061f9b" officeooo:paragraph-rsid="00061f9b" style:font-style-asian="normal" style:font-weight-asian="normal" style:font-style-complex="normal" style:font-weight-complex="normal"/>
    </style:style>
    <style:style style:name="P25" style:family="paragraph" style:parent-style-name="Preformatted_20_Text">
      <style:text-properties fo:color="#000000" loext:opacity="100%" style:font-name="Chilanka" fo:language="it" fo:country="IT" fo:font-style="normal" fo:font-weight="normal" officeooo:rsid="00065bb4" officeooo:paragraph-rsid="00065bb4" style:font-style-asian="normal" style:font-weight-asian="normal" style:font-style-complex="normal" style:font-weight-complex="normal"/>
    </style:style>
    <style:style style:name="P26" style:family="paragraph" style:parent-style-name="Preformatted_20_Text">
      <style:text-properties fo:color="#000000" loext:opacity="100%" style:font-name="Chilanka" fo:language="it" fo:country="IT" fo:font-style="normal" fo:font-weight="normal" officeooo:rsid="000caea8" officeooo:paragraph-rsid="000caea8" style:font-style-asian="normal" style:font-weight-asian="normal" style:font-style-complex="normal" style:font-weight-complex="normal"/>
    </style:style>
    <style:style style:name="P27" style:family="paragraph" style:parent-style-name="Preformatted_20_Text">
      <style:text-properties fo:color="#000000" loext:opacity="100%" style:font-name="Chilanka" fo:language="it" fo:country="IT" fo:font-style="normal" fo:font-weight="bold" officeooo:rsid="00065bb4" officeooo:paragraph-rsid="00065bb4" fo:background-color="#ffaa95" style:font-style-asian="normal" style:font-weight-asian="bold" style:font-style-complex="normal" style:font-weight-complex="bold"/>
    </style:style>
    <style:style style:name="P28" style:family="paragraph" style:parent-style-name="Preformatted_20_Text">
      <style:text-properties fo:color="#000000" loext:opacity="100%" style:font-name="Chilanka" fo:language="it" fo:country="IT" fo:font-style="normal" fo:font-weight="bold" officeooo:rsid="000caea8" officeooo:paragraph-rsid="000caea8" style:font-style-asian="normal" style:font-weight-asian="bold" style:font-style-complex="normal" style:font-weight-complex="bold"/>
    </style:style>
    <style:style style:name="P29" style:family="paragraph" style:parent-style-name="Preformatted_20_Text">
      <style:paragraph-properties fo:text-align="center" style:justify-single-word="false"/>
      <style:text-properties fo:color="#000000" loext:opacity="100%" style:font-name="Chilanka" fo:font-size="15pt" fo:language="it" fo:country="IT" fo:font-style="normal" fo:font-weight="bold" officeooo:rsid="0008a33c" officeooo:paragraph-rsid="0008a33c" fo:background-color="#ffaa95" style:font-size-asian="13.1000003814697pt" style:font-style-asian="normal" style:font-weight-asian="bold" style:font-size-complex="15pt" style:font-style-complex="normal" style:font-weight-complex="bold"/>
    </style:style>
    <style:style style:name="P30" style:family="paragraph" style:parent-style-name="Preformatted_20_Text">
      <style:paragraph-properties fo:text-align="center" style:justify-single-word="false"/>
      <style:text-properties fo:color="#c9211e" loext:opacity="100%" style:font-name="Chilanka" fo:font-size="14pt" fo:language="it" fo:country="IT" fo:font-weight="bold" officeooo:rsid="00015151" officeooo:paragraph-rsid="00015151" fo:background-color="#ffff00" style:font-size-asian="14pt" style:font-weight-asian="bold" style:font-size-complex="14pt" style:font-weight-complex="bold"/>
    </style:style>
    <style:style style:name="P31" style:family="paragraph" style:parent-style-name="Preformatted_20_Text">
      <style:paragraph-properties fo:text-align="center" style:justify-single-word="false"/>
      <style:text-properties fo:color="#c9211e" loext:opacity="100%" style:font-name="Chilanka" fo:language="it" fo:country="IT" fo:font-weight="bold" fo:background-color="#ffff00" style:font-weight-asian="bold" style:font-weight-complex="bold"/>
    </style:style>
    <style:style style:name="P32" style:family="paragraph" style:parent-style-name="Preformatted_20_Text">
      <style:text-properties fo:color="#c9211e" loext:opacity="100%" style:font-name="Chilanka" fo:language="it" fo:country="IT" fo:font-weight="bold" officeooo:rsid="00015151" officeooo:paragraph-rsid="00015151" fo:background-color="#ffff00" style:font-weight-asian="bold" style:font-weight-complex="bold"/>
    </style:style>
    <style:style style:name="P33" style:family="paragraph" style:parent-style-name="Preformatted_20_Text">
      <style:text-properties fo:color="#c9211e" loext:opacity="100%" style:font-name="Chilanka" fo:language="it" fo:country="IT" fo:font-weight="bold" officeooo:rsid="00058fbd" officeooo:paragraph-rsid="00058fbd" fo:background-color="#ffff00" style:font-weight-asian="bold" style:font-weight-complex="bold"/>
    </style:style>
    <style:style style:name="P34" style:family="paragraph" style:parent-style-name="Preformatted_20_Text">
      <style:text-properties fo:color="#c9211e" loext:opacity="100%" style:font-name="Chilanka" fo:language="it" fo:country="IT" fo:font-weight="bold" officeooo:rsid="00058fbd" officeooo:paragraph-rsid="00058fbd" fo:background-color="#ffb66c" style:font-weight-asian="bold" style:font-weight-complex="bold"/>
    </style:style>
    <style:style style:name="P35" style:family="paragraph" style:parent-style-name="Preformatted_20_Text">
      <style:text-properties fo:color="#c9211e" loext:opacity="100%" style:font-name="Chilanka" fo:font-size="15pt" fo:language="it" fo:country="IT" fo:font-weight="bold" officeooo:rsid="000340bf" officeooo:paragraph-rsid="000340bf" fo:background-color="#ffb66c" style:font-size-asian="15pt" style:font-weight-asian="bold" style:font-size-complex="15pt" style:font-weight-complex="bold"/>
    </style:style>
    <style:style style:name="P36" style:family="paragraph" style:parent-style-name="Preformatted_20_Text">
      <style:text-properties style:font-name="Chilanka" fo:language="it" fo:country="IT"/>
    </style:style>
    <style:style style:name="P37" style:family="paragraph" style:parent-style-name="Text_20_body">
      <style:text-properties style:font-name="Chilanka" fo:language="it" fo:country="IT"/>
    </style:style>
    <style:style style:name="P38" style:family="paragraph" style:parent-style-name="Table_20_Contents">
      <style:text-properties style:font-name="Chilanka"/>
    </style:style>
    <style:style style:name="P39" style:family="paragraph" style:parent-style-name="Table_20_Heading">
      <style:text-properties style:font-name="Chilanka"/>
    </style:style>
    <style:style style:name="P40" style:family="paragraph" style:parent-style-name="Preformatted_20_Text" style:list-style-name="L2">
      <style:paragraph-properties fo:text-align="start" style:justify-single-word="false"/>
      <style:text-properties fo:color="#000000" loext:opacity="100%" style:font-name="Chilanka" fo:font-size="12pt" fo:language="it" fo:country="IT" fo:font-style="normal" fo:font-weight="normal" officeooo:rsid="0008a33c" officeooo:paragraph-rsid="0008a33c" style:font-size-asian="10.5pt" style:font-style-asian="normal" style:font-weight-asian="normal" style:font-size-complex="12pt" style:font-style-complex="normal" style:font-weight-complex="normal"/>
    </style:style>
    <style:style style:name="P41" style:family="paragraph" style:parent-style-name="Preformatted_20_Text" style:list-style-name="L3">
      <style:paragraph-properties fo:text-align="start" style:justify-single-word="false"/>
      <style:text-properties fo:color="#000000" loext:opacity="100%" style:font-name="Chilanka" fo:font-size="12pt" fo:language="it" fo:country="IT" fo:font-style="normal" fo:font-weight="normal" officeooo:rsid="0008a33c" officeooo:paragraph-rsid="0008a33c" style:font-size-asian="10.5pt" style:font-style-asian="normal" style:font-weight-asian="normal" style:font-size-complex="12pt" style:font-style-complex="normal" style:font-weight-complex="normal"/>
    </style:style>
    <style:style style:name="P42" style:family="paragraph" style:parent-style-name="Preformatted_20_Text" style:list-style-name="L4">
      <style:paragraph-properties fo:text-align="start" style:justify-single-word="false"/>
      <style:text-properties fo:color="#000000" loext:opacity="100%" style:font-name="Chilanka" fo:font-size="12pt" fo:language="it" fo:country="IT" fo:font-style="normal" fo:font-weight="normal" officeooo:rsid="0008a33c" officeooo:paragraph-rsid="0008a33c" style:font-size-asian="10.5pt" style:font-style-asian="normal" style:font-weight-asian="normal" style:font-size-complex="12pt" style:font-style-complex="normal" style:font-weight-complex="normal"/>
    </style:style>
    <style:style style:name="P43" style:family="paragraph" style:parent-style-name="Preformatted_20_Text" style:list-style-name="L5">
      <style:paragraph-properties fo:text-align="start" style:justify-single-word="false"/>
      <style:text-properties fo:color="#000000" loext:opacity="100%" style:font-name="Chilanka" fo:font-size="12pt" fo:language="it" fo:country="IT" fo:font-style="normal" fo:font-weight="normal" officeooo:rsid="0008a33c" officeooo:paragraph-rsid="0008a33c" style:font-size-asian="10.5pt" style:font-style-asian="normal" style:font-weight-asian="normal" style:font-size-complex="12pt" style:font-style-complex="normal" style:font-weight-complex="normal"/>
    </style:style>
    <style:style style:name="P44"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8fdc8" officeooo:paragraph-rsid="0008fdc8" style:font-size-asian="10.5pt" style:font-style-asian="normal" style:font-weight-asian="normal" style:font-size-complex="12pt" style:font-style-complex="normal" style:font-weight-complex="normal"/>
    </style:style>
    <style:style style:name="P45"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a9347" officeooo:paragraph-rsid="000a9347" style:font-size-asian="10.5pt" style:font-style-asian="normal" style:font-weight-asian="normal" style:font-size-complex="12pt" style:font-style-complex="normal" style:font-weight-complex="normal"/>
    </style:style>
    <style:style style:name="P46"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ee3f2" officeooo:paragraph-rsid="000ee3f2" style:font-size-asian="10.5pt" style:font-style-asian="normal" style:font-weight-asian="normal" style:font-size-complex="12pt" style:font-style-complex="normal" style:font-weight-complex="normal"/>
    </style:style>
    <style:style style:name="P47" style:family="paragraph" style:parent-style-name="Preformatted_20_Text">
      <style:paragraph-properties fo:text-align="start" style:justify-single-word="false"/>
      <style:text-properties fo:color="#000000" loext:opacity="100%" style:font-name="Chilanka" fo:font-size="12pt" fo:language="it" fo:country="IT" fo:font-style="normal" fo:font-weight="normal" officeooo:rsid="000ee3f2" officeooo:paragraph-rsid="000ee3f2" fo:background-color="transparent" style:font-size-asian="10.5pt" style:font-style-asian="normal" style:font-weight-asian="normal" style:font-size-complex="12pt" style:font-style-complex="normal" style:font-weight-complex="normal"/>
    </style:style>
    <style:style style:name="P48" style:family="paragraph" style:parent-style-name="Preformatted_20_Text">
      <style:paragraph-properties fo:text-align="start" style:justify-single-word="false"/>
      <style:text-properties fo:color="#000000" loext:opacity="100%" style:font-name="Chilanka" fo:font-size="12pt" fo:language="it" fo:country="IT" fo:font-style="normal" fo:font-weight="bold" officeooo:rsid="000ee3f2" officeooo:paragraph-rsid="000ee3f2" style:font-size-asian="10.5pt" style:font-style-asian="normal" style:font-weight-asian="bold" style:font-size-complex="12pt" style:font-style-complex="normal" style:font-weight-complex="bold"/>
    </style:style>
    <style:style style:name="P49" style:family="paragraph" style:parent-style-name="Preformatted_20_Text">
      <style:paragraph-properties fo:text-align="start" style:justify-single-word="false"/>
      <style:text-properties fo:color="#000000" loext:opacity="100%" style:font-name="Chilanka" fo:font-size="12pt" fo:language="it" fo:country="IT" fo:font-style="normal" fo:font-weight="bold" officeooo:rsid="000ee3f2" officeooo:paragraph-rsid="000ee3f2" fo:background-color="#ec9ba4" style:font-size-asian="10.5pt" style:font-style-asian="normal" style:font-weight-asian="bold" style:font-size-complex="12pt" style:font-style-complex="normal" style:font-weight-complex="bold"/>
    </style:style>
    <style:style style:name="P50" style:family="paragraph" style:parent-style-name="Preformatted_20_Text">
      <style:paragraph-properties fo:text-align="start" style:justify-single-word="false"/>
      <style:text-properties fo:color="#000000" loext:opacity="100%" style:font-name="Chilanka" fo:font-size="12pt" fo:language="it" fo:country="IT" fo:font-style="normal" fo:font-weight="bold" officeooo:rsid="000ee3f2" officeooo:paragraph-rsid="000ee3f2" fo:background-color="#ffffd7" style:font-size-asian="10.5pt" style:font-style-asian="normal" style:font-weight-asian="bold" style:font-size-complex="12pt" style:font-style-complex="normal" style:font-weight-complex="bold"/>
    </style:style>
    <style:style style:name="P51" style:family="paragraph" style:parent-style-name="Preformatted_20_Text">
      <style:text-properties fo:color="#000000" loext:opacity="100%" style:font-name="Chilanka" fo:language="it" fo:country="IT" fo:font-style="normal" fo:font-weight="normal" officeooo:rsid="00065bb4" officeooo:paragraph-rsid="00065bb4" style:font-style-asian="normal" style:font-weight-asian="normal" style:font-style-complex="normal" style:font-weight-complex="normal"/>
    </style:style>
    <style:style style:name="P52" style:family="paragraph" style:parent-style-name="Text_20_body" style:list-style-name="L1"/>
    <style:style style:name="P53" style:family="paragraph" style:parent-style-name="Text_20_body" style:list-style-name="L6"/>
    <style:style style:name="P54" style:family="paragraph" style:parent-style-name="Text_20_body">
      <style:paragraph-properties fo:text-align="start" style:justify-single-word="false"/>
      <style:text-properties fo:color="#000000" loext:opacity="100%" style:font-name="Chilanka" fo:font-size="12pt" fo:language="it" fo:country="IT" fo:font-style="normal" fo:font-weight="normal" officeooo:rsid="000ee3f2" officeooo:paragraph-rsid="000ee3f2" style:font-size-asian="10.5pt" style:font-style-asian="normal" style:font-weight-asian="normal" style:font-size-complex="12pt" style:font-style-complex="normal" style:font-weight-complex="normal"/>
    </style:style>
    <style:style style:name="P55" style:family="paragraph" style:parent-style-name="Text_20_body" style:list-style-name="L7"/>
    <style:style style:name="T1" style:family="text">
      <style:text-properties fo:font-weight="bold" style:font-weight-asian="bold" style:font-weight-complex="bold"/>
    </style:style>
    <style:style style:name="T2" style:family="text">
      <style:text-properties fo:font-weight="bold" fo:background-color="#ffaa95" loext:char-shading-value="0"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background-color="#ffaa95" loext:char-shading-value="0"/>
    </style:style>
    <style:style style:name="T7" style:family="text">
      <style:text-properties officeooo:rsid="0009ed98"/>
    </style:style>
    <style:style style:name="T8" style:family="text">
      <style:text-properties style:font-name="Chilanka"/>
    </style:style>
    <style:style style:name="T9" style:family="text">
      <style:text-properties style:font-name="Chilanka" fo:font-weight="bold" style:font-weight-asian="bold" style:font-weight-complex="bold"/>
    </style:style>
    <style:style style:name="T10" style:family="text">
      <style:text-properties fo:background-color="#780373" loext:char-shading-value="0"/>
    </style:style>
    <style:style style:name="T11" style:family="text">
      <style:text-properties fo:background-color="#780373" loext:char-shading-value="0"/>
    </style:style>
    <style:style style:name="T12" style:family="text">
      <style:text-properties fo:background-color="#ff3838" loext:char-shading-value="0"/>
    </style:style>
    <style:style style:name="T13" style:family="text">
      <style:text-properties fo:color="#c9211e" loext:opacity="100%"/>
    </style:style>
    <style:style style:name="T14" style:family="text">
      <style:text-properties fo:color="#111111" loext:opacity="100%"/>
    </style:style>
    <style:style style:name="T15" style:family="text">
      <style:text-properties fo:color="#111111" loext:opacity="100%" fo:background-color="#ec9ba4" loext:char-shading-value="0"/>
    </style:style>
    <style:style style:name="T16" style:family="text">
      <style:text-properties fo:color="#111111" loext:opacity="100%" fo:background-color="#ec9ba4" loext:char-shading-value="0"/>
    </style:style>
    <style:style style:name="T17" style:family="text">
      <style:text-properties fo:color="#111111" loext:opacity="100%" fo:background-color="#ff7b59" loext:char-shading-value="0"/>
    </style:style>
    <style:style style:name="T18" style:family="text">
      <style:text-properties fo:color="#111111" loext:opacity="100%" fo:background-color="#ff5429" loext:char-shading-value="0"/>
    </style:style>
    <style:style style:name="T19"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text:p>
      <text:p text:style-name="P36">CPP è un linguaggio di programmazione general-purpose, compilato, tipizzato staticamente e multiparadigma.</text:p>
      <text:p text:style-name="P36">Consente una programmazione procedurale e una programmazione orientata a oggetti.</text:p>
      <text:p text:style-name="P36"><text:span text:style-name="Strong_20_Emphasis">Il C++</text:span> è un linguaggio di programmazione general purpose, di tipo case sensitive e precompilato, introdotto da <text:span text:style-name="Strong_20_Emphasis">Bjarne Stroustrup</text:span> nel <text:span text:style-name="Strong_20_Emphasis">1979</text:span>. Nasce come estensione del linguaggio C, con l’obiettivo di coniugare l’efficienza e il controllo tipici dei linguaggi a basso livello con le astrazioni avanzate proprie dei linguaggi ad alto livello.</text:p>
      <text:p text:style-name="P36"/>
      <text:p text:style-name="P37">Una delle peculiarità fondamentali del C++ è il supporto a diversi <text:span text:style-name="Strong_20_Emphasis">paradigmi di programmazione</text:span>:</text:p>
      <text:list xml:id="list1100945409" text:style-name="L1">
        <text:list-item>
          <text:p text:style-name="P52"><text:span text:style-name="Strong_20_Emphasis"><text:span text:style-name="T8">Programmazione orientata agli oggetti (OOP)</text:span></text:span><text:span text:style-name="T8">: include concetti come </text:span><text:span text:style-name="Strong_20_Emphasis"><text:span text:style-name="T8">incapsulamento</text:span></text:span><text:span text:style-name="T8">, </text:span><text:span text:style-name="Strong_20_Emphasis"><text:span text:style-name="T8">ereditarietà</text:span></text:span><text:span text:style-name="T8">, </text:span><text:span text:style-name="Strong_20_Emphasis"><text:span text:style-name="T8">polimorfismo</text:span></text:span><text:span text:style-name="T8"> e </text:span><text:span text:style-name="Strong_20_Emphasis"><text:span text:style-name="T8">astrazione</text:span></text:span><text:span text:style-name="T8">. Questo paradigma consente di modellare entità complesse del mondo reale tramite oggetti.</text:span></text:p>
        </text:list-item>
        <text:list-item>
          <text:p text:style-name="P52"><text:span text:style-name="Strong_20_Emphasis"><text:span text:style-name="T8">Programmazione procedurale</text:span></text:span><text:span text:style-name="T8">: eredita dal C la logica strutturata in funzioni e procedure, utile per organizzare il codice in modo modulare.</text:span></text:p>
        </text:list-item>
        <text:list-item>
          <text:p text:style-name="P52"><text:span text:style-name="Strong_20_Emphasis"><text:span text:style-name="T8">Programmazione funzionale</text:span></text:span><text:span text:style-name="T8">: pur non essendo un linguaggio puramente funzionale, il C++ offre supporto a funzioni lambda, funzioni di ordine superiore e strutture immutabili.</text:span></text:p>
        </text:list-item>
      </text:list>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1"><text:soft-page-break/>STRUTTURA GENERALE:</text:p>
      <text:p text:style-name="P12">L’entry point è il Main.</text:p>
      <text:p text:style-name="P12"/>
      <text:p text:style-name="P32">COSA SONO GLI HEADER FILE</text:p>
      <text:p text:style-name="P17">In c++ un header file è un file di testo che contiene le dichiarazioni e non le definizioni.</text:p>
      <text:p text:style-name="P12">Lo scopo principale di un header è quello di separare la dichiarazione di un’interfaccia dalla sua implementazione.</text:p>
      <text:p text:style-name="P12">Il processore di c++ si occupa di “incollare” il contenuto degli header all’interno dei file sorgente in cui sono inclusi.</text:p>
      <text:p text:style-name="P12">Per evitare che lo stesso header venga incluso più volte durante la compilazione.</text:p>
      <text:p text:style-name="P32">LE LIBRERIE</text:p>
      <text:p text:style-name="P17">Sono insieme di funzionalità già pronte all’uso. Possono essere statiche o dinamiche. </text:p>
      <text:p text:style-name="P12">Una libreria statica contiene codice compilato che viene incorporato direttamente all’interno dell’eseguibile. Quando si usa una funzione da una libreria statica, il compilatore copia quella funzione nel programma. Questo aumenta la dimensione dell’eseguibile, ma elimina le dipendenze dal file esterno in fase di esecuzione.</text:p>
      <text:p text:style-name="P12">Una libreria dinamica, contiene codice che viene caricato in memoria solo quando il programma viene eseguito. In questo caso, l’eseguibile rimane più leggero, ma dipende dalla disponibilità della libreria condivisa nel sistema in cui gira.</text:p>
      <text:p text:style-name="P17">Ex:</text:p>
      <text:p text:style-name="P12">#include &lt;cmath&gt;</text:p>
      <text:p text:style-name="P12">#include &lt;iostream&gt;</text:p>
      <text:p text:style-name="P12"/>
      <text:p text:style-name="P12">int<text:tab/>main()</text:p>
      <text:p text:style-name="P12">{</text:p>
      <text:p text:style-name="P12"><text:tab/>double risultato;</text:p>
      <text:p text:style-name="P12"/>
      <text:p text:style-name="P12"><text:tab/>risultato = std::sqrt(9.0);</text:p>
      <text:p text:style-name="P12"><text:tab/>std::cout &lt;&lt; “La radice quadrata di 9 è “” &lt;&lt; risultato &lt;&lt; std::endl;</text:p>
      <text:p text:style-name="P12"><text:tab/>return (0);</text:p>
      <text:p text:style-name="P12">}</text:p>
      <text:p text:style-name="P12"/>
      <text:p text:style-name="P13">**#include &lt;cmath&gt; include l’header della libreria, mentre la definizione della funzione sqrt si trova in una libreria compilata che verrà collegata al programma in fase di linkin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5"><text:soft-page-break/>HEADER UTILI:</text:p>
      <text:p text:style-name="P20"/>
      <text:p text:style-name="P20">#include &lt;iostream&gt;</text:p>
      <text:p text:style-name="P14">Header della libreria che fornisce gli oggetti e le funzioni per gestire input ed output tramite stream. </text:p>
      <text:p text:style-name="P14"/>
      <text:p text:style-name="P14">std::</text:p>
      <text:p text:style-name="P20"/>
      <text:p text:style-name="P20">#include &lt;string&gt;</text:p>
      <text:p text:style-name="P13">Consente di usare la classe std::string, che rappresenta una stringa dinamica a differenza di char[] in stile C. Include metodi per concatenare, cercare, tagliare, confrontare stringhe e altro.</text:p>
      <text:p text:style-name="P13"/>
      <text:p text:style-name="P20"/>
      <text:p text:style-name="P20">#include &lt;vector&gt;</text:p>
      <text:p text:style-name="P13">Serve per usare std::vector, una lista dinamica di elementi. E’ una delle strutture dati più flessibili e usate in c++, utile per simulare array che si ridimensionano da soli. </text:p>
      <text:p text:style-name="P20"/>
      <text:p text:style-name="P20">#include &lt;algorithm&gt;</text:p>
      <text:p text:style-name="P13">Contiene algoritmi generici applicabili a container STL come vector, array, list.</text:p>
      <text:p text:style-name="P13"/>
      <text:p text:style-name="P20">#include &lt;map&gt;</text:p>
      <text:p text:style-name="P13">Permette di usare std::map, un contenitore associativo che rappresenta una struttura chiave → valore ordinata secondo l’operatore &lt;.</text:p>
      <text:p text:style-name="P13"/>
      <text:p text:style-name="P20">#include &lt;set&gt;</text:p>
      <text:p text:style-name="P13">std::set permette di creare un insieme ordinato di elementi unici. Viene usato quando serve evitare duplicati e mantenere ordine.</text:p>
      <text:p text:style-name="P13"/>
      <text:p text:style-name="P20">#include &lt;cmath&gt;</text:p>
      <text:p text:style-name="P13">Serve per accedere alle funzioni matematiche avanzate, come radici quadrate, potenze, logaritmi, funzioni trigonometriche.</text:p>
      <text:p text:style-name="P13"/>
      <text:p text:style-name="P20">#include &lt;iomanip&gt;</text:p>
      <text:p text:style-name="P13">Controlla la formattazione dell’output, utile per precisioni decimali, larghezza di campo, padding.</text:p>
      <text:p text:style-name="P13"/>
      <text:p text:style-name="P20">#include &lt;fstream&gt;</text:p>
      <text:p text:style-name="P13">Consente di lavorare con file su disco: leggere e scrivere file di testo o bonari, usando std::ifstream, std::ofstream o std::fstream</text:p>
      <text:p text:style-name="P13"/>
      <text:p text:style-name="P20">#include &lt;sstream&gt;</text:p>
      <text:p text:style-name="P13">fornisce una classe std::stringstream che consente di trattare una stringa come se fosse uno stream di input o output. E’ utile per fare parsing di stringhe complesse.</text:p>
      <text:p text:style-name="P20"/>
      <text:p text:style-name="P15">­</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4"><text:soft-page-break/>NAMESPACES</text:p>
      <text:p text:style-name="P15">E’ un contenitore logico che consente di organizzare simboli (funzioni, classi, variabili, costanti).</text:p>
      <text:p text:style-name="P15">Tutti i simboli definiti dentro namespace sono raggiungibili solo specificano il namespace. </text:p>
      <text:p text:style-name="P15"/>
      <text:p text:style-name="P15">Namespace mySpace</text:p>
      <text:p text:style-name="P15">{</text:p>
      <text:p text:style-name="P15"><text:tab/>int value = 42;</text:p>
      <text:p text:style-name="P15"><text:tab/>void stampa()</text:p>
      <text:p text:style-name="P15"><text:tab/>{</text:p>
      <text:p text:style-name="P15"><text:tab/><text:tab/>std::cout &lt;&lt; “valore: “ &lt;&lt; valore &lt;&lt; std::endl;</text:p>
      <text:p text:style-name="P15"><text:tab/>}</text:p>
      <text:p text:style-name="P15">}</text:p>
      <text:p text:style-name="P15"/>
      <text:p text:style-name="P18">USAGE:</text:p>
      <text:p text:style-name="P15">mySpace::value;</text:p>
      <text:p text:style-name="P15">mySpace::stampa();</text:p>
      <text:p text:style-name="P15"/>
      <text:p text:style-name="P15">#include &lt;iostream&gt;</text:p>
      <text:p text:style-name="P15"/>
      <text:p text:style-name="P15">namespace graphics</text:p>
      <text:p text:style-name="P15">{</text:p>
      <text:p text:style-name="P15"><text:tab/>void<text:tab/>init()</text:p>
      <text:p text:style-name="P15"><text:tab/>{</text:p>
      <text:p text:style-name="P15"><text:tab/><text:tab/>std::cout &lt;&lt; "Initialization of the graphics" &lt;&lt; std::endl;</text:p>
      <text:p text:style-name="P15"><text:tab/>}</text:p>
      <text:p text:style-name="P15">}</text:p>
      <text:p text:style-name="P15">namespace audio</text:p>
      <text:p text:style-name="P15">{</text:p>
      <text:p text:style-name="P15"><text:tab/>void<text:tab/>init()</text:p>
      <text:p text:style-name="P15"><text:tab/>{</text:p>
      <text:p text:style-name="P15"><text:tab/><text:tab/>std::cout &lt;&lt; "Initialization of the audio" &lt;&lt; std::endl;</text:p>
      <text:p text:style-name="P15"><text:tab/>}</text:p>
      <text:p text:style-name="P15">}</text:p>
      <text:p text:style-name="P15">int<text:tab/>main()</text:p>
      <text:p text:style-name="P15">{</text:p>
      <text:p text:style-name="P15"><text:tab/>graphics::init();</text:p>
      <text:p text:style-name="P15"><text:tab/>audio::init();</text:p>
      <text:p text:style-name="P15">}</text:p>
      <text:p text:style-name="P33">IL NAMESPACE STD</text:p>
      <text:p text:style-name="P15">Tutto ciò che appartiene alla libreria standard c++ è contenuto nel namespace std.</text:p>
      <text:p text:style-name="P15"/>
      <text:p text:style-name="P15">Ad esempio:</text:p>
      <text:p text:style-name="P15">cout</text:p>
      <text:p text:style-name="P15">cin</text:p>
      <text:p text:style-name="P15">vector</text:p>
      <text:p text:style-name="P15">string</text:p>
      <text:p text:style-name="P15">map</text:p>
      <text:p text:style-name="P15"/>
      <text:p text:style-name="P15">Si può anche usare </text:p>
      <text:p text:style-name="P15"/>
      <text:p text:style-name="P15">using namespace std;</text:p>
      <text:p text:style-name="P15"/>
      <text:p text:style-name="P15">cout &lt;&lt; “Hello” &lt;&lt; endl;</text:p>
      <text:p text:style-name="P15">Pratica da usare con attenzione perché importa tutto lo spazio dei nomi std globalmente, aumentando il rischio di conflitti.</text:p>
      <text:p text:style-name="P15"/>
      <text:p text:style-name="P15"/>
      <text:p text:style-name="P15"/>
      <text:p text:style-name="P15"/>
      <text:p text:style-name="P15"/>
      <text:p text:style-name="P15"/>
      <text:p text:style-name="P15"/>
      <text:p text:style-name="P15"/>
      <text:p text:style-name="P15"/>
      <text:p text:style-name="P15"/>
      <text:p text:style-name="P15"/>
      <text:p text:style-name="P22"><text:soft-page-break/>ANNIDAMENTO NAMESPACE</text:p>
      <text:p text:style-name="P15">Si possono anche annidare namespace o creare degli alias per abbreviare nomi lunghi. </text:p>
      <text:p text:style-name="P15"/>
      <text:p text:style-name="P15">Namespace motore </text:p>
      <text:p text:style-name="P15">{</text:p>
      <text:p text:style-name="P15"><text:tab/>namespace fisica</text:p>
      <text:p text:style-name="P15"><text:tab/>{</text:p>
      <text:p text:style-name="P15"><text:tab/><text:tab/>double gravita = 9.81;</text:p>
      <text:p text:style-name="P15"><text:tab/>}</text:p>
      <text:p text:style-name="P15">}</text:p>
      <text:p text:style-name="P15"/>
      <text:p text:style-name="P15">std::cout &lt;&lt; motore::fisica::gravita &lt;&lt; std::endl;</text:p>
      <text:p text:style-name="P15"/>
      <text:p text:style-name="P15">oppure:</text:p>
      <text:p text:style-name="P15"/>
      <text:p text:style-name="P15">namespace mf = motore::fisica;</text:p>
      <text:p text:style-name="P15"/>
      <text:p text:style-name="P15">std::cout &lt;&lt; mf::gravita &lt;&lt; std::endl;</text:p>
      <text:p text:style-name="P15"/>
      <text:p text:style-name="P23">TYPEDEF</text:p>
      <text:p text:style-name="P19">La parola <text:span text:style-name="T1">typedef</text:span> serve per creare un nome alternativo (alias) a un tipo di dato già esistente. </text:p>
      <text:p text:style-name="P16"/>
      <text:p text:style-name="P16">Questo alias può rappresentare un tipo primitivo, una struttura, un puntatore, un array, o una combinazione complessa di questi.</text:p>
      <text:p text:style-name="P16"/>
      <text:p text:style-name="P21">SINTASSI</text:p>
      <text:p text:style-name="P21"/>
      <text:p text:style-name="P16">typedef <text:span text:style-name="T1">nome_originale </text:span><text:span text:style-name="T3">nome_alias</text:span><text:span text:style-name="T4">;</text:span></text:p>
      <text:p text:style-name="P24"/>
      <text:p text:style-name="P24">esempio:</text:p>
      <text:p text:style-name="P24">se vuoi creare un alias per unsigned int, puoi scrivere</text:p>
      <text:p text:style-name="P24"/>
      <text:p text:style-name="P24">typedef unsigned int uint;</text:p>
      <text:p text:style-name="P24"/>
      <text:p text:style-name="P25">Il vantaggio principale è la leggibilità: consente di dare nomi chiari a strutture dati complesse, migliorando la comprensione del codice. </text:p>
      <text:p text:style-name="P25">Ha dei limiti:</text:p>
      <text:p text:style-name="P25"><text:tab/>- Non è compatibile con i template: non puoi fare typedef vector&lt;T&gt; Lista;</text:p>
      <text:p text:style-name="P25"><text:tab/>- La sintassi è più critica rispetto a <text:span text:style-name="T1">using</text:span></text:p>
      <text:p text:style-name="P25"><text:tab/>- Non fornire il nome per le struct se non si specifica manualmente.</text:p>
      <text:p text:style-name="P25"/>
      <text:p text:style-name="P25"/>
      <text:p text:style-name="P24"/>
      <text:p text:style-name="P27">COME SI USA CIN in C++</text:p>
      <text:p text:style-name="P25">E’ l’oggetto standard di input fornito dalla libreria &lt;iostream&gt;</text:p>
      <text:p text:style-name="P25">Fa parte del namespace std. E’ una istanza di classe </text:p>
      <text:p text:style-name="P25">std::istream, che gestisce il flusso di dati proveniente dalla tastiera. </text:p>
      <text:p text:style-name="P25">Usa l’operatore di estrazione <text:span text:style-name="T1"><text:s/>&gt;&gt; </text:span><text:s/>per leggere dati e copiarli nelle variabili. </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8"><text:soft-page-break/>LE STRINGHE </text:p>
      <text:p text:style-name="P26">In C++, <text:span text:style-name="Strong_20_Emphasis">una stringa</text:span> può essere definita come una <text:span text:style-name="Strong_20_Emphasis">collezione (o gruppo) di caratteri</text:span>. Le stringhe sono utilizzate per rappresentare testo all'interno di un programma e permettono numerose operazioni di manipolazione, come la modifica, la concatenazione, l’inserimento o la rimozione di caratteri.</text:p>
      <text:p text:style-name="P25"/>
      <text:p text:style-name="P25"/>
      <text:p text:style-name="P25">string str = "coffee";</text:p>
      <text:p text:style-name="P25">C++ mette a disposizione un tipo <text:span text:style-name="Source_20_Text">string</text:span> definito nella <text:span text:style-name="Strong_20_Emphasis">Standard Library</text:span>, che permette di trattare le stringhe come <text:span text:style-name="Strong_20_Emphasis">oggetti</text:span> e di accedere a numerosi metodi per manipolarle. Per poter utilizzare <text:span text:style-name="Source_20_Text">string</text:span>, è necessario includere il relativo header:</text:p>
      <text:p text:style-name="P25">#include &lt;string&gt;</text:p>
      <text:p text:style-name="P25"/>
      <text:p text:style-name="P29">I container</text:p>
      <text:p text:style-name="P3">Rappresentano una delle fondamenta portanti della STL. </text:p>
      <text:p text:style-name="P3">Offrono una struttura dati astratta e generalizzata che consente la gestione efficviente di collezioni di elementi. </text:p>
      <text:p text:style-name="P3"/>
      <text:p text:style-name="P3">E’ una classe template progettata per gestire una collezione di oggetti di un determinato tipo. I container forniscono meccanismi per memorizzare, accedere, inserire, modificare e rimuovere elementi. </text:p>
      <text:p text:style-name="P3"/>
      <text:p text:style-name="P8">Formalmente <text:span text:style-name="T5">un un container C&lt;T&gt; e’ una struttura dati generica che mantiene una collezione di oggetti di tipo T, e fornisce un’interfaccia coerente per manipolare questi oggetti.</text:span></text:p>
      <text:p text:style-name="P3"/>
      <text:p text:style-name="P8">CLASSIFICAZIONE:</text:p>
      <text:list xml:id="list3649073767" text:style-name="L2">
        <text:list-item>
          <text:p text:style-name="P40">I container sequenziali </text:p>
        </text:list-item>
      </text:list>
      <text:p text:style-name="P3">memorizzano gli elementi in ordine lineare, permettendo l’accessi sequenziale ai dati. La posizione degli elementi e’ determinata dall’ordine dell’inserimento.</text:p>
      <text:list xml:id="list2383568196" text:style-name="L3">
        <text:list-item>
          <text:p text:style-name="P41">std::vector</text:p>
        </text:list-item>
        <text:list-item>
          <text:p text:style-name="P41">std::deque</text:p>
        </text:list-item>
        <text:list-item>
          <text:p text:style-name="P41">std::list</text:p>
        </text:list-item>
        <text:list-item>
          <text:p text:style-name="P41">std::forward_list</text:p>
        </text:list-item>
        <text:list-item>
          <text:p text:style-name="P41">std::array</text:p>
        </text:list-item>
      </text:list>
      <text:p text:style-name="P3">Analogia:</text:p>
      <text:p text:style-name="P3">un container sequenziale e’ come una fila di libri su un scaffale: ogni libro ha una posizione e puoi accedervu in sequenza o direttamente.</text:p>
      <text:list xml:id="list782469049" text:style-name="L4">
        <text:list-item>
          <text:p text:style-name="P42">I container associativi</text:p>
        </text:list-item>
      </text:list>
      <text:p text:style-name="P3">memorizzano coppie <text:span text:style-name="T1">chiave-valore</text:span> e sono organizzati internamente come alberi binari bilanciati. Offrono accesso tramite chiave</text:p>
      <text:list xml:id="list1145009509" text:style-name="L5">
        <text:list-item>
          <text:p text:style-name="P43">std::set</text:p>
        </text:list-item>
        <text:list-item>
          <text:p text:style-name="P43">std::map</text:p>
        </text:list-item>
        <text:list-item>
          <text:p text:style-name="P43">std::multiset</text:p>
        </text:list-item>
        <text:list-item>
          <text:p text:style-name="P43">std::multimap</text:p>
        </text:list-item>
      </text:list>
      <text:p text:style-name="P9">CARATTERISTICHE COMUNI</text:p>
      <text:p text:style-name="P4">Tutti i container della STL condividono un insieme di proprieta’ e interfacce comuni.</text:p>
      <text:p text:style-name="P4">Metodi comuni: size(), empty(), begin(), end(), insert(), erase(), clear()</text:p>
      <text:p text:style-name="P4"/>
      <text:p text:style-name="P4">Gli iteratori fungono da generalizzazione dei puntatori, consentendo l’accesso uniforme agli elementi indipendentemente dal container. </text:p>
      <text:p text:style-name="P4"/>
      <text:p text:style-name="P4"/>
      <text:p text:style-name="P4"/>
      <text:p text:style-name="P4"/>
      <text:p text:style-name="P4"/>
      <text:p text:style-name="P4"/>
      <text:p text:style-name="P4"><text:soft-page-break/></text:p>
      <text:p text:style-name="P4"/>
      <text:p text:style-name="P10"><text:s/><text:span text:style-name="T6">CONSTRUCTOR e COPY CONSTRUCTOR</text:span></text:p>
      <text:p text:style-name="P1"><text:span text:style-name="T2">Un constructor</text:span> e’ una funzione membro speciale di una classe che viene chiamata automaticamente ogni volta che un oggetto viene creato. Serve a inizializzare lo stato interno dell’oggetto. </text:p>
      <text:p text:style-name="P1"/>
      <text:p text:style-name="P6">class NomeClasse {</text:p>
      <text:p text:style-name="P6">public:</text:p>
      <text:p text:style-name="P6"><text:s text:c="4"/>NomeClasse(); // Constructor</text:p>
      <text:p text:style-name="P6">};</text:p>
      <text:p text:style-name="P1"/>
      <text:p text:style-name="P1">- Ha lo stesso nome della classe</text:p>
      <text:p text:style-name="P1">- Non ha un tipo di ritorno, nemmeno void.</text:p>
      <text:p text:style-name="P1">- Puo’ essere overloadato, <text:span text:style-name="T7">cioe’ puo’ definire pie’ costruttori con parametri diversi</text:span></text:p>
      <text:p text:style-name="P1"/>
      <text:p text:style-name="P5">Default constructor: </text:p>
      <text:p text:style-name="P5">Se non definisci nessun costruttore, il compilatore ne genera uno vuoto automaticamente. </text:p>
      <text:p text:style-name="P5"/>
      <text:p text:style-name="P1"/>
      <text:p text:style-name="P1">Un <text:span text:style-name="Strong_20_Emphasis"><text:span text:style-name="T6">copy constructor</text:span></text:span> è un costruttore speciale che viene invocato quando si <text:span text:style-name="Strong_20_Emphasis">crea un nuovo oggetto come copia di uno esistente</text:span>. La sua firma prevede un <text:span text:style-name="Strong_20_Emphasis">parametro per riferimento costante</text:span> all’oggetto della stessa classe.</text:p>
      <text:p text:style-name="P11">SINTASSI:</text:p>
      <text:p text:style-name="P5">NomeClasse(const NomeClasse &amp;altro)</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9">Aspetto</text:p>
            </table:table-cell>
            <table:table-cell table:style-name="Table1.A1" office:value-type="string">
              <text:p text:style-name="P39">Constructor</text:p>
            </table:table-cell>
            <table:table-cell table:style-name="Table1.A1" office:value-type="string">
              <text:p text:style-name="P39">Copy Constructor</text:p>
            </table:table-cell>
          </table:table-row>
        </table:table-header-rows>
        <table:table-row>
          <table:table-cell table:style-name="Table1.A1" office:value-type="string">
            <text:p text:style-name="P38">Scopo</text:p>
          </table:table-cell>
          <table:table-cell table:style-name="Table1.A1" office:value-type="string">
            <text:p text:style-name="P38">Inizializzare nuovo oggetto</text:p>
          </table:table-cell>
          <table:table-cell table:style-name="Table1.A1" office:value-type="string">
            <text:p text:style-name="P38">Inizializzare oggetto come copia</text:p>
          </table:table-cell>
        </table:table-row>
        <table:table-row>
          <table:table-cell table:style-name="Table1.A1" office:value-type="string">
            <text:p text:style-name="P38">Parametri</text:p>
          </table:table-cell>
          <table:table-cell table:style-name="Table1.A1" office:value-type="string">
            <text:p text:style-name="P38">Arbitrari</text:p>
          </table:table-cell>
          <table:table-cell table:style-name="Table1.A1" office:value-type="string">
            <text:p text:style-name="Table_20_Contents"><text:span text:style-name="T8">Un solo parametro </text:span><text:span text:style-name="Source_20_Text"><text:span text:style-name="T8">const T&amp;</text:span></text:span></text:p>
          </table:table-cell>
        </table:table-row>
        <table:table-row>
          <table:table-cell table:style-name="Table1.A1" office:value-type="string">
            <text:p text:style-name="P38">Chiamato quando</text:p>
          </table:table-cell>
          <table:table-cell table:style-name="Table1.A1" office:value-type="string">
            <text:p text:style-name="P38">Oggetto è creato ex novo</text:p>
          </table:table-cell>
          <table:table-cell table:style-name="Table1.A1" office:value-type="string">
            <text:p text:style-name="P38">Oggetto è creato da un altro</text:p>
          </table:table-cell>
        </table:table-row>
        <table:table-row>
          <table:table-cell table:style-name="Table1.A1" office:value-type="string">
            <text:p text:style-name="P38">Default fornito dal C++</text:p>
          </table:table-cell>
          <table:table-cell table:style-name="Table1.A1" office:value-type="string">
            <text:p text:style-name="P38">Sì</text:p>
          </table:table-cell>
          <table:table-cell table:style-name="Table1.A1" office:value-type="string">
            <text:p text:style-name="P38">Sì (shallow copy)</text:p>
          </table:table-cell>
        </table:table-row>
      </table:table>
      <text:p text:style-name="P5"/>
      <text:p text:style-name="P7">class Persona {</text:p>
      <text:p text:style-name="P7">public:</text:p>
      <text:p text:style-name="P7"><text:s text:c="4"/>std::string nome;</text:p>
      <text:p text:style-name="P7"><text:s text:c="4"/>Persona(const Persona &amp;altra) {</text:p>
      <text:p text:style-name="P7"><text:s text:c="8"/>nome = altra.nome;</text:p>
      <text:p text:style-name="P7"><text:s text:c="4"/>}</text:p>
      <text:p text:style-name="P7">};</text:p>
      <text:p text:style-name="P5"/>
      <text:p text:style-name="P2"><text:span text:style-name="T1">Copy Assignment Operator (</text:span><text:span text:style-name="Source_20_Text"><text:span text:style-name="T9">operator=</text:span></text:span><text:span text:style-name="T1">)</text:span></text:p>
      <text:p text:style-name="P2">E’ l’operatore che viene invocato quando un oggetto esistente viene assegnato a un altro oggetto esistente della classe stessa.</text:p>
      <text:p text:style-name="P2">Quando viene chiamato? Quando assegni un oggetto a un altro oggetto gia’ creato. </text:p>
      <text:p text:style-name="P2">SI tratta di assegnazione tra oggetti. </text:p>
      <text:p text:style-name="P2"/>
      <text:p text:style-name="P2"/>
      <text:p text:style-name="P2"/>
      <text:p text:style-name="P2"/>
      <text:p text:style-name="P2"/>
      <text:p text:style-name="P2"/>
      <text:p text:style-name="P46"><text:soft-page-break/>28/07/2025</text:p>
      <text:p text:style-name="P49">LE ISTRUZIONI DI CONTROLLO CONTINUE E BREAK</text:p>
      <text:p text:style-name="P54">Nel linguaggio C++ le <text:span text:style-name="Strong_20_Emphasis">istruzioni di controllo del flusso</text:span> consentono di modificare il comportamento sequenziale di un programma, influenzando direttamente l’esecuzione dei cicli <text:span text:style-name="Source_20_Text">for</text:span>, <text:span text:style-name="Source_20_Text">while</text:span>, e <text:span text:style-name="Source_20_Text">do-while</text:span>. Due istruzioni fondamentali in questo contesto sono:</text:p>
      <text:list xml:id="list1495396876" text:style-name="L6">
        <text:list-item>
          <text:p text:style-name="P53"><text:span text:style-name="Source_20_Text">break</text:span>: termina immediatamente il ciclo corrente</text:p>
        </text:list-item>
        <text:list-item>
          <text:p text:style-name="P53"><text:span text:style-name="Source_20_Text">continue</text:span>: salta l'iterazione corrente e passa alla successiva</text:p>
        </text:list-item>
      </text:list>
      <text:p text:style-name="P46">L'istruzione <text:span text:style-name="Source_20_Text"><text:span text:style-name="T12">continue</text:span></text:span> provoca <text:span text:style-name="Strong_20_Emphasis">l’interruzione anticipata dell’iterazione corrente di un ciclo</text:span> (<text:span text:style-name="Source_20_Text">for</text:span>, <text:span text:style-name="Source_20_Text">while</text:span>, o <text:span text:style-name="Source_20_Text">do-while</text:span>), facendo saltare immediatamente al controllo della condizione per passare all’<text:span text:style-name="Strong_20_Emphasis">iterazione successiva</text:span>.</text:p>
      <text:p text:style-name="P48">Sintassi</text:p>
      <text:p text:style-name="P50">for (inizializzazione; condizione; incremento) {</text:p>
      <text:p text:style-name="P50"><text:s text:c="4"/>if (condizione_specifica) {</text:p>
      <text:p text:style-name="P50"><text:s text:c="8"/>continue;</text:p>
      <text:p text:style-name="P50"><text:s text:c="4"/>}</text:p>
      <text:p text:style-name="P50"><text:s text:c="4"/>// codice eseguito solo se continue non viene invocato</text:p>
      <text:p text:style-name="P50">}</text:p>
      <text:p text:style-name="P54">Se la condizione specifica è vera, <text:span text:style-name="Source_20_Text">continue</text:span> interrompe solo <text:span text:style-name="Strong_20_Emphasis">quella singola iterazione</text:span>.</text:p>
      <text:list xml:id="list660476010" text:style-name="L7">
        <text:list-item>
          <text:p text:style-name="P55">Il ciclo <text:span text:style-name="Strong_20_Emphasis">non termina</text:span>: semplicemente <text:span text:style-name="Strong_20_Emphasis">non esegue il resto del corpo del ciclo per quella iterazione</text:span>, e prosegue con la successiva.</text:p>
        </text:list-item>
      </text:list>
      <text:p text:style-name="P46">L’istruzione <text:span text:style-name="Source_20_Text"><text:span text:style-name="T18">break</text:span></text:span> serve per <text:span text:style-name="Strong_20_Emphasis">interrompere immediatamente l’intero ciclo in esecuzione</text:span>, indipendentemente dal fatto che la condizione del ciclo sia ancora vera.</text:p>
      <text:p text:style-name="P48">Sintassi</text:p>
      <text:p text:style-name="P50">while (condizione) {</text:p>
      <text:p text:style-name="P50"><text:s text:c="4"/>if (condizione_specifica) {</text:p>
      <text:p text:style-name="P50"><text:s text:c="8"/>break; // termina il ciclo</text:p>
      <text:p text:style-name="P50"><text:s text:c="4"/>}</text:p>
      <text:p text:style-name="P50"><text:s text:c="4"/>// codice eseguito solo finché la condizione_specifica è falsa</text:p>
      <text:p text:style-name="P50">}</text:p>
      <text:p text:style-name="P47"/>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Aspetto</text:p>
            </table:table-cell>
            <table:table-cell table:style-name="Table2.A1" office:value-type="string">
              <text:p text:style-name="Table_20_Heading"><text:span text:style-name="Source_20_Text">break</text:span></text:p>
            </table:table-cell>
            <table:table-cell table:style-name="Table2.A1" office:value-type="string">
              <text:p text:style-name="Table_20_Heading"><text:span text:style-name="Source_20_Text">continue</text:span></text:p>
            </table:table-cell>
          </table:table-row>
        </table:table-header-rows>
        <table:table-row>
          <table:table-cell table:style-name="Table2.A1" office:value-type="string">
            <text:p text:style-name="Table_20_Contents">Comportamento</text:p>
          </table:table-cell>
          <table:table-cell table:style-name="Table2.A1" office:value-type="string">
            <text:p text:style-name="Table_20_Contents">Termina <text:span text:style-name="Strong_20_Emphasis">tutto il ciclo</text:span></text:p>
          </table:table-cell>
          <table:table-cell table:style-name="Table2.A1" office:value-type="string">
            <text:p text:style-name="Table_20_Contents">Salta <text:span text:style-name="Strong_20_Emphasis">solo l’iterazione corrente</text:span></text:p>
          </table:table-cell>
        </table:table-row>
        <table:table-row>
          <table:table-cell table:style-name="Table2.A1" office:value-type="string">
            <text:p text:style-name="Table_20_Contents">Effetto sul flusso</text:p>
          </table:table-cell>
          <table:table-cell table:style-name="Table2.A1" office:value-type="string">
            <text:p text:style-name="Table_20_Contents">Esce completamente dal loop</text:p>
          </table:table-cell>
          <table:table-cell table:style-name="Table2.A1" office:value-type="string">
            <text:p text:style-name="Table_20_Contents">Passa alla <text:span text:style-name="Strong_20_Emphasis">prossima iterazione</text:span></text:p>
          </table:table-cell>
        </table:table-row>
        <table:table-row>
          <table:table-cell table:style-name="Table2.A1" office:value-type="string">
            <text:p text:style-name="Table_20_Contents">Applicabilità</text:p>
          </table:table-cell>
          <table:table-cell table:style-name="Table2.A1" office:value-type="string">
            <text:p text:style-name="Table_20_Contents"><text:span text:style-name="Source_20_Text">for</text:span>, <text:span text:style-name="Source_20_Text">while</text:span>, <text:span text:style-name="Source_20_Text">do-while</text:span>, <text:span text:style-name="Source_20_Text">switch</text:span></text:p>
          </table:table-cell>
          <table:table-cell table:style-name="Table2.A1" office:value-type="string">
            <text:p text:style-name="Table_20_Contents"><text:span text:style-name="Source_20_Text">for</text:span>, <text:span text:style-name="Source_20_Text">while</text:span>, <text:span text:style-name="Source_20_Text">do-while</text:span></text:p>
          </table:table-cell>
        </table:table-row>
        <table:table-row>
          <table:table-cell table:style-name="Table2.A1" office:value-type="string">
            <text:p text:style-name="Table_20_Contents">Utilità tipica</text:p>
          </table:table-cell>
          <table:table-cell table:style-name="Table2.A1" office:value-type="string">
            <text:p text:style-name="Table_20_Contents">Uscita anticipata</text:p>
          </table:table-cell>
          <table:table-cell table:style-name="Table2.A1" office:value-type="string">
            <text:p text:style-name="Table_20_Contents">Evitare un ramo specifico</text:p>
          </table:table-cell>
        </table:table-row>
      </table:table>
      <text:p text:style-name="P47"/>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28T18:30:24.431012837</dc:date>
    <meta:editing-duration>PT59M23S</meta:editing-duration>
    <meta:editing-cycles>4</meta:editing-cycles>
    <meta:generator>LibreOffice/7.3.7.2$Linux_X86_64 LibreOffice_project/30$Build-2</meta:generator>
    <meta:document-statistic meta:table-count="2" meta:image-count="0" meta:object-count="0" meta:page-count="8" meta:paragraph-count="238" meta:word-count="1682" meta:character-count="11524" meta:non-whitespace-character-count="9977"/>
  </office:meta>
</office:document-meta>
</file>